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Ext Buffers</text:p>
          </table:table-cell>
          <table:table-cell office:value-type="string" calcext:value-type="string">
            <text:p>packet siz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85124" calcext:value-type="float">
            <text:p>8.85124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.67374" calcext:value-type="float">
            <text:p>5.6737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.86779" calcext:value-type="float">
            <text:p>4.8677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5" calcext:value-type="float">
            <text:p>0.240035</text:p>
          </table:table-cell>
          <table:table-cell office:value-type="float" office:value="0.238273" calcext:value-type="float">
            <text:p>0.238273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7" calcext:value-type="float">
            <text:p>0.43155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43453" calcext:value-type="float">
            <text:p>0.4345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89" calcext:value-type="float">
            <text:p>1.79789</text:p>
          </table:table-cell>
          <table:table-cell office:value-type="float" office:value="5.23267" calcext:value-type="float">
            <text:p>5.23267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table:style-name="ce2"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.41262" calcext:value-type="float">
            <text:p>7.41262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5.69748" calcext:value-type="float">
            <text:p>5.6974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.91668" calcext:value-type="float">
            <text:p>4.91668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267" calcext:value-type="float">
            <text:p>0.238267</text:p>
          </table:table-cell>
          <table:table-cell office:value-type="float" office:value="0.241727" calcext:value-type="float">
            <text:p>0.241727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434523" calcext:value-type="float">
            <text:p>0.434523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904" calcext:value-type="float">
            <text:p>5.24904</text:p>
          </table:table-cell>
        </table:table-row>
        <table:table-row table:style-name="ro1">
          <table:table-cell table:style-name="ce2"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3:04:50.758703254</meta:creation-date>
    <dc:date>2023-06-26T20:35:16.487362641</dc:date>
    <meta:editing-duration>PT6H29M20S</meta:editing-duration>
    <meta:editing-cycles>26</meta:editing-cycles>
    <meta:generator>LibreOffice/7.3.7.2$Linux_AARCH64 LibreOffice_project/30$Build-2</meta:generator>
    <meta:document-statistic meta:table-count="1" meta:cell-count="257" meta:object-count="0"/>
  </office:meta>
</office:document-meta>
</file>